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9.721cm"/>
    </style:style>
    <style:style style:name="co3" style:family="table-column">
      <style:table-column-properties fo:break-before="auto" style:column-width="6.399cm"/>
    </style:style>
    <style:style style:name="co4" style:family="table-column">
      <style:table-column-properties fo:break-before="auto" style:column-width="5.119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style:vertical-align="top"/>
      <style:text-properties style:font-name="Liberation Sans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XT_Menu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Épée</text:p>
          </table:table-cell>
          <table:table-cell office:value-type="string" calcext:value-type="string">
            <text:p>Sword</text:p>
          </table:table-cell>
          <table:table-cell table:style-name="ce3" office:value-type="string" calcext:value-type="string">
            <text:p>Groot Boterm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Une double lame, tout ce qu’il y a de plus classique. Le kit basique des aventuriers.</text:p>
          </table:table-cell>
          <table:table-cell office:value-type="string" calcext:value-type="string">
            <text:p>A basic double edged sword. The adventurer’s starter pack.</text:p>
          </table:table-cell>
          <table:table-cell table:style-name="ce3" office:value-type="string" calcext:value-type="string">
            <text:p>Gros couteau à be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Épée de Renéga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Une lame courbée à simple tranchant. On en trouve beaucoup dans les confréries pirat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Sublima Ter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La rapière abandonnée de Myrrah qui tenta de briser la perle. Son éclat est faible et sa lame est teintée de rouil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Subli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La rapière de Myrrah. Son éclat est rayonnant et sa lame est affutée. Comme à son premier jou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Sublima Nov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La nouvelle rapière de Myrrah, plus puissante que jamais. Elle est renforcée avec de la pierre célest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en Tiss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collier simple, sans intérê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Mign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petit collier en tissus avec un nœu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e Ch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collier en tissus avec un grelo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e Coquill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collier fait de différents coquillag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’Écail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collier d’écailles de lézard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e Sable Blan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bijoux de sable réguli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e Sable No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bijou de sable volcaniqu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e Sable Dor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bijou de sable rare et précieux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e Bron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e chaîne en bronze avec un pendentif roug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’Arg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e chaîne en argent avec un pendentif bleu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’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e chaîne en or avec un pendentif ver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e Plat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e chaîne en platine avec un pendentif viole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e Tita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e chaîne en titane avec un pendentif nacré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’Orani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collier forgé dans un métal rare et précieux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e pierre cél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collier forgé dans un métal légendai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Tenue Sim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accoutrement basique. On en voit souvent en vil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Cape de Voy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tricot de laine adapté aux voyageur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Cape de Soi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Une étoffe de soie prisée des magiciens. Sous son apparente légèreté, elle est très résistant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Épaulière en Oranit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Une armure lourde forgée dans un métal rare et précieux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Épaulière en Pierre Cél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e armure très légère forgée dans un métal légendaire.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23:31:20.07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2-01-26T23:34:46.641000000</dc:date>
    <meta:editing-duration>PT11H41M13S</meta:editing-duration>
    <meta:editing-cycles>16</meta:editing-cycles>
    <meta:document-statistic meta:table-count="1" meta:cell-count="110" meta:object-count="0"/>
  </office:meta>
</office:document-meta>
</file>